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07a8" officeooo:paragraph-rsid="000607a8"/>
    </style:style>
    <style:style style:name="P2" style:family="paragraph" style:parent-style-name="Standard">
      <style:text-properties fo:color="#c9211e" loext:opacity="100%" fo:font-size="20pt" fo:font-weight="bold" officeooo:rsid="000607a8" officeooo:paragraph-rsid="000607a8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79ca0" officeooo:paragraph-rsid="00079ca0"/>
    </style:style>
    <style:style style:name="P4" style:family="paragraph" style:parent-style-name="Standard">
      <style:text-properties officeooo:rsid="0007d1a3" officeooo:paragraph-rsid="0007d1a3"/>
    </style:style>
    <style:style style:name="P5" style:family="paragraph" style:parent-style-name="Standard" style:list-style-name="L1">
      <style:text-properties officeooo:rsid="00079ca0" officeooo:paragraph-rsid="00079ca0"/>
    </style:style>
    <style:style style:name="P6" style:family="paragraph" style:parent-style-name="Standard" style:list-style-name="L1">
      <style:text-properties officeooo:rsid="00079ca0" officeooo:paragraph-rsid="0007d1a3"/>
    </style:style>
    <style:style style:name="P7" style:family="paragraph" style:parent-style-name="Standard" style:list-style-name="L1">
      <style:text-properties officeooo:rsid="00079ca0" officeooo:paragraph-rsid="000903b7"/>
    </style:style>
    <style:style style:name="P8" style:family="paragraph" style:parent-style-name="Standard" style:list-style-name="L1">
      <style:text-properties officeooo:rsid="0007d1a3" officeooo:paragraph-rsid="0007d1a3"/>
    </style:style>
    <style:style style:name="P9" style:family="paragraph" style:parent-style-name="Standard" style:list-style-name="L1">
      <style:text-properties officeooo:rsid="0007d1a3" officeooo:paragraph-rsid="000903b7"/>
    </style:style>
    <style:style style:name="P10" style:family="paragraph" style:parent-style-name="Standard" style:list-style-name="L1">
      <style:text-properties officeooo:rsid="0007d1a3" officeooo:paragraph-rsid="000c8b58"/>
    </style:style>
    <style:style style:name="P11" style:family="paragraph" style:parent-style-name="Standard" style:list-style-name="L1">
      <style:text-properties officeooo:rsid="000903b7" officeooo:paragraph-rsid="000903b7"/>
    </style:style>
    <style:style style:name="P12" style:family="paragraph" style:parent-style-name="Standard">
      <style:text-properties officeooo:rsid="000607a8" officeooo:paragraph-rsid="000d062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79ca0"/>
    </style:style>
    <style:style style:name="T4" style:family="text">
      <style:text-properties fo:color="#c9211e" loext:opacity="100%" fo:font-size="18pt" fo:font-weight="bold" officeooo:rsid="00079ca0" style:font-size-asian="18pt" style:font-weight-asian="bold" style:font-size-complex="18pt" style:font-weight-complex="bold"/>
    </style:style>
    <style:style style:name="T5" style:family="text">
      <style:text-properties officeooo:rsid="000a5dba"/>
    </style:style>
    <style:style style:name="T6" style:family="text">
      <style:text-properties officeooo:rsid="000c8b58"/>
    </style:style>
    <style:style style:name="T7" style:family="text">
      <style:text-properties officeooo:rsid="000d062b"/>
    </style:style>
    <style:style style:name="Sect1" style:family="section">
      <style:section-properties text:dont-balance-text-columns="false" fo:margin-left="-0.73cm" fo:margin-right="-0.023cm" style:editable="false">
        <style:columns fo:column-count="2">
          <style:column style:rel-width="5246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GENDA</text:p>
      <text:p text:style-name="P1">- Quaternioni= compresi tra -1 e 1</text:p>
      <text:p text:style-name="P1">- Angoli di Eulero = compresi tra -180° e 180°</text:p>
      <text:p text:style-name="P1">- Accelerazioni = misurate in g (9,81 m/s<text:span text:style-name="T1">2 </text:span><text:span text:style-name="T2">)</text:span></text:p>
      <text:p text:style-name="P12">- dq e dv = delta quaternion e delta <text:span text:style-name="T3">velocity<text:line-break/><text:line-break/></text:span><text:span text:style-name="T4">PAYLOAD MODE</text:span><text:span text:style-name="T3"><text:line-break/>di seguito schematizzo tutte le modalità di registrazione e i dati da esse restituite</text:span></text:p>
      <text:p text:style-name="P1"/>
      <text:section text:style-name="Sect1" text:name="Sezione1">
        <text:list xml:id="list3688843320" text:style-name="L1">
          <text:list-item>
            <text:p text:style-name="P5">OrientationQuaternion</text:p>
            <text:list>
              <text:list-item>
                <text:p text:style-name="P5">SampleTimeFine</text:p>
              </text:list-item>
              <text:list-item>
                <text:p text:style-name="P5">Quat_W</text:p>
              </text:list-item>
              <text:list-item>
                <text:p text:style-name="P5">Quat_X</text:p>
              </text:list-item>
              <text:list-item>
                <text:p text:style-name="P5">Quat_Y</text:p>
              </text:list-item>
              <text:list-item>
                <text:p text:style-name="P5">Quat_Z</text:p>
              </text:list-item>
            </text:list>
          </text:list-item>
        </text:list>
        <text:p text:style-name="P3"/>
        <text:list xml:id="list133109126949941" text:continue-numbering="true" text:style-name="L1">
          <text:list-item>
            <text:p text:style-name="P5">CompleteQuaternion</text:p>
            <text:list>
              <text:list-item>
                <text:p text:style-name="P5">SampleTimeFine</text:p>
              </text:list-item>
              <text:list-item>
                <text:p text:style-name="P5">Quat_W</text:p>
              </text:list-item>
              <text:list-item>
                <text:p text:style-name="P5">Quat_X</text:p>
              </text:list-item>
              <text:list-item>
                <text:p text:style-name="P5">Quat_Y</text:p>
              </text:list-item>
              <text:list-item>
                <text:p text:style-name="P5">Quat_Z</text:p>
              </text:list-item>
              <text:list-item>
                <text:p text:style-name="P5">FreeAcc_X</text:p>
              </text:list-item>
              <text:list-item>
                <text:p text:style-name="P5">FreeAcc_Y</text:p>
              </text:list-item>
              <text:list-item>
                <text:p text:style-name="P5">FreeAcc_Z</text:p>
                <text:p text:style-name="P5"/>
              </text:list-item>
            </text:list>
          </text:list-item>
          <text:list-item>
            <text:p text:style-name="P5">ExtendedQuaternion</text:p>
            <text:list>
              <text:list-item>
                <text:p text:style-name="P5">SampleTimeFine</text:p>
              </text:list-item>
              <text:list-item>
                <text:p text:style-name="P5">Quat_W</text:p>
              </text:list-item>
              <text:list-item>
                <text:p text:style-name="P5">Quat_X</text:p>
              </text:list-item>
              <text:list-item>
                <text:p text:style-name="P5">Quat_Y</text:p>
              </text:list-item>
              <text:list-item>
                <text:p text:style-name="P5">Quat_Z</text:p>
              </text:list-item>
              <text:list-item>
                <text:p text:style-name="P5">FreeAcc_X</text:p>
              </text:list-item>
              <text:list-item>
                <text:p text:style-name="P5">FreeAcc_Y</text:p>
              </text:list-item>
              <text:list-item>
                <text:p text:style-name="P5">FreeAcc_Z</text:p>
              </text:list-item>
              <text:list-item>
                <text:p text:style-name="P5">Status</text:p>
                <text:p text:style-name="P5"/>
              </text:list-item>
            </text:list>
          </text:list-item>
          <text:list-item>
            <text:p text:style-name="P5">OrientationEuler</text:p>
            <text:list>
              <text:list-item>
                <text:p text:style-name="P5">SampleTimeFine</text:p>
              </text:list-item>
              <text:list-item>
                <text:p text:style-name="P5">Euler_X</text:p>
              </text:list-item>
              <text:list-item>
                <text:p text:style-name="P5">Euler_Y</text:p>
              </text:list-item>
              <text:list-item>
                <text:p text:style-name="P5">Euler_Z</text:p>
                <text:p text:style-name="P5"/>
              </text:list-item>
            </text:list>
          </text:list-item>
          <text:list-item>
            <text:p text:style-name="P5">CompleteEuler</text:p>
            <text:list>
              <text:list-item>
                <text:p text:style-name="P5">SampleTimeFine</text:p>
              </text:list-item>
              <text:list-item>
                <text:p text:style-name="P5">Euler_X</text:p>
              </text:list-item>
              <text:list-item>
                <text:p text:style-name="P5">Euler_Y</text:p>
              </text:list-item>
              <text:list-item>
                <text:p text:style-name="P5">Euler_Z</text:p>
              </text:list-item>
              <text:list-item>
                <text:p text:style-name="P5">FreeAcc_X</text:p>
              </text:list-item>
              <text:list-item>
                <text:p text:style-name="P5">FreeAcc_Y</text:p>
              </text:list-item>
              <text:list-item>
                <text:p text:style-name="P5">FreeAcc_Z</text:p>
              </text:list-item>
            </text:list>
          </text:list-item>
          <text:list-item>
            <text:p text:style-name="P5">ExtendedEuler</text:p>
            <text:list>
              <text:list-item>
                <text:p text:style-name="P5">SampleTimeFine</text:p>
              </text:list-item>
              <text:list-item>
                <text:p text:style-name="P5">Euler_X</text:p>
              </text:list-item>
              <text:list-item>
                <text:p text:style-name="P5">Euler_Y</text:p>
              </text:list-item>
              <text:list-item>
                <text:p text:style-name="P5">Euler_Z</text:p>
              </text:list-item>
              <text:list-item>
                <text:p text:style-name="P5">FreeAcc_X</text:p>
              </text:list-item>
              <text:list-item>
                <text:p text:style-name="P5">FreeAcc_Y</text:p>
              </text:list-item>
              <text:list-item>
                <text:p text:style-name="P5">FreeAcc_Z</text:p>
              </text:list-item>
              <text:list-item>
                <text:p text:style-name="P5">Status</text:p>
                <text:p text:style-name="P5"/>
              </text:list-item>
            </text:list>
          </text:list-item>
          <text:list-item>
            <text:p text:style-name="P5">FreeAccelleration</text:p>
            <text:list>
              <text:list-item>
                <text:p text:style-name="P5">SampleTimeFine</text:p>
              </text:list-item>
              <text:list-item>
                <text:p text:style-name="P5">FreeAcc_X</text:p>
              </text:list-item>
              <text:list-item>
                <text:p text:style-name="P5">FreeAcc_Y</text:p>
              </text:list-item>
              <text:list-item>
                <text:p text:style-name="P5">FreeAcc_Z</text:p>
                <text:p text:style-name="P5"/>
              </text:list-item>
            </text:list>
          </text:list-item>
          <text:list-item>
            <text:p text:style-name="P8">HighFidelity</text:p>
            <text:list>
              <text:list-item>
                <text:p text:style-name="P8">SampleTimeFine</text:p>
              </text:list-item>
              <text:list-item>
                <text:p text:style-name="P8">dq_<text:span text:style-name="T6">W</text:span></text:p>
              </text:list-item>
              <text:list-item>
                <text:p text:style-name="P10">dq_<text:span text:style-name="T6">X</text:span></text:p>
              </text:list-item>
              <text:list-item>
                <text:p text:style-name="P10">dq_<text:span text:style-name="T6">Y</text:span></text:p>
              </text:list-item>
              <text:list-item>
                <text:p text:style-name="P10">dq_<text:span text:style-name="T6">Z</text:span></text:p>
              </text:list-item>
              <text:list-item>
                <text:p text:style-name="P8">dv<text:span text:style-name="T6">[1]</text:span></text:p>
              </text:list-item>
              <text:list-item>
                <text:p text:style-name="P10">dv<text:span text:style-name="T6">[2]</text:span></text:p>
              </text:list-item>
              <text:list-item>
                <text:p text:style-name="P10">dv<text:span text:style-name="T6">[3]</text:span></text:p>
              </text:list-item>
              <text:list-item>
                <text:p text:style-name="P8">Angular velocity</text:p>
              </text:list-item>
              <text:list-item>
                <text:p text:style-name="P8">Acceleration</text:p>
              </text:list-item>
              <text:list-item>
                <text:p text:style-name="P8">Status</text:p>
                <text:p text:style-name="P8"/>
              </text:list-item>
            </text:list>
          </text:list-item>
          <text:list-item>
            <text:p text:style-name="P8">HighFidelitywMag</text:p>
            <text:list>
              <text:list-item>
                <text:p text:style-name="P8">SampleTimeFine</text:p>
              </text:list-item>
              <text:list-item>
                <text:p text:style-name="P10">dq_<text:span text:style-name="T6">W</text:span></text:p>
              </text:list-item>
              <text:list-item>
                <text:p text:style-name="P10">dq_<text:span text:style-name="T6">X</text:span></text:p>
              </text:list-item>
              <text:list-item>
                <text:p text:style-name="P10">dq_<text:span text:style-name="T6">Y</text:span></text:p>
              </text:list-item>
              <text:list-item>
                <text:p text:style-name="P10">dq_<text:span text:style-name="T6">Z</text:span></text:p>
              </text:list-item>
              <text:list-item>
                <text:p text:style-name="P10">dv<text:span text:style-name="T6">[1]</text:span></text:p>
              </text:list-item>
              <text:list-item>
                <text:p text:style-name="P10">dv<text:span text:style-name="T6">[2]</text:span></text:p>
              </text:list-item>
              <text:list-item>
                <text:p text:style-name="P10">dv<text:span text:style-name="T6">[3]</text:span></text:p>
              </text:list-item>
              <text:list-item>
                <text:p text:style-name="P8">Angular velocity</text:p>
              </text:list-item>
              <text:list-item>
                <text:p text:style-name="P8">Acceleration</text:p>
              </text:list-item>
              <text:list-item>
                <text:p text:style-name="P8">Magnetic field</text:p>
              </text:list-item>
              <text:list-item>
                <text:p text:style-name="P8">Stat<text:span text:style-name="T5">us</text:span></text:p>
                <text:p text:style-name="P8"><text:soft-page-break/></text:p>
              </text:list-item>
            </text:list>
          </text:list-item>
          <text:list-item>
            <text:p text:style-name="P8">DeltaQuantities</text:p>
            <text:list>
              <text:list-item>
                <text:p text:style-name="P8">SampleTimeFine</text:p>
              </text:list-item>
              <text:list-item>
                <text:p text:style-name="P10">dq_<text:span text:style-name="T6">W</text:span></text:p>
              </text:list-item>
              <text:list-item>
                <text:p text:style-name="P10">dq_<text:span text:style-name="T6">X</text:span></text:p>
              </text:list-item>
              <text:list-item>
                <text:p text:style-name="P10">dq_<text:span text:style-name="T6">Y</text:span></text:p>
              </text:list-item>
              <text:list-item>
                <text:p text:style-name="P10">dq_<text:span text:style-name="T6">Z</text:span></text:p>
              </text:list-item>
              <text:list-item>
                <text:p text:style-name="P10">dv<text:span text:style-name="T6">[1]</text:span></text:p>
              </text:list-item>
              <text:list-item>
                <text:p text:style-name="P10">dv<text:span text:style-name="T6">[2]</text:span></text:p>
              </text:list-item>
              <text:list-item>
                <text:p text:style-name="P10">dv<text:span text:style-name="T6">[3]</text:span></text:p>
                <text:p text:style-name="P8"/>
              </text:list-item>
            </text:list>
          </text:list-item>
          <text:list-item>
            <text:p text:style-name="P8">DeltaQuantitieswMag</text:p>
            <text:list>
              <text:list-item>
                <text:p text:style-name="P8">SampleTimeFine</text:p>
              </text:list-item>
              <text:list-item>
                <text:p text:style-name="P10">dq_<text:span text:style-name="T6">W</text:span></text:p>
              </text:list-item>
              <text:list-item>
                <text:p text:style-name="P10">dq_<text:span text:style-name="T6">X</text:span></text:p>
              </text:list-item>
              <text:list-item>
                <text:p text:style-name="P10">dq_<text:span text:style-name="T6">Y</text:span></text:p>
              </text:list-item>
              <text:list-item>
                <text:p text:style-name="P10">dq_<text:span text:style-name="T6">Z</text:span></text:p>
              </text:list-item>
              <text:list-item>
                <text:p text:style-name="P10">dv<text:span text:style-name="T6">[1]</text:span></text:p>
              </text:list-item>
              <text:list-item>
                <text:p text:style-name="P10">dv<text:span text:style-name="T6">[2]</text:span></text:p>
              </text:list-item>
              <text:list-item>
                <text:p text:style-name="P10">dv<text:span text:style-name="T6">[3]</text:span></text:p>
              </text:list-item>
              <text:list-item>
                <text:p text:style-name="P8">Magnetic field</text:p>
              </text:list-item>
            </text:list>
            <text:p text:style-name="P8"/>
          </text:list-item>
          <text:list-item>
            <text:p text:style-name="P8">RateQantities</text:p>
            <text:list>
              <text:list-item>
                <text:p text:style-name="P8">SampleTimeFine</text:p>
              </text:list-item>
              <text:list-item>
                <text:p text:style-name="P8">Angular velocity</text:p>
              </text:list-item>
              <text:list-item>
                <text:p text:style-name="P8">Acceleration</text:p>
              </text:list-item>
            </text:list>
          </text:list-item>
          <text:list-item>
            <text:p text:style-name="P8">RateQantitieswMag</text:p>
            <text:list>
              <text:list-item>
                <text:p text:style-name="P8">SampleTimeFine</text:p>
              </text:list-item>
              <text:list-item>
                <text:p text:style-name="P8">Angular velocity</text:p>
              </text:list-item>
              <text:list-item>
                <text:p text:style-name="P8">Acceleration</text:p>
              </text:list-item>
              <text:list-item>
                <text:p text:style-name="P8">Magnetic field</text:p>
              </text:list-item>
            </text:list>
          </text:list-item>
        </text:list>
        <text:p text:style-name="P4"/>
        <text:list xml:id="list133109351373289" text:continue-numbering="true" text:style-name="L1">
          <text:list-item>
            <text:p text:style-name="P8">MFM</text:p>
            <text:list>
              <text:list-item>
                <text:p text:style-name="P8">SampleTimeFine</text:p>
              </text:list-item>
              <text:list-item>
                <text:p text:style-name="P8">Magnetic field</text:p>
                <text:p text:style-name="P8"/>
              </text:list-item>
            </text:list>
          </text:list-item>
          <text:list-item>
            <text:p text:style-name="P8">CustomMode1</text:p>
            <text:list>
              <text:list-item>
                <text:p text:style-name="P8">SampleTimeFine</text:p>
              </text:list-item>
              <text:list-item>
                <text:p text:style-name="P6">Euler_X</text:p>
              </text:list-item>
              <text:list-item>
                <text:p text:style-name="P6">Euler_Y</text:p>
              </text:list-item>
              <text:list-item>
                <text:p text:style-name="P6">Euler_Z</text:p>
              </text:list-item>
              <text:list-item>
                <text:p text:style-name="P6">FreeAcc_X</text:p>
              </text:list-item>
              <text:list-item>
                <text:p text:style-name="P6">FreeAcc_Y</text:p>
              </text:list-item>
              <text:list-item>
                <text:p text:style-name="P6">FreeAcc_Z</text:p>
              </text:list-item>
              <text:list-item>
                <text:p text:style-name="P8">Angular velocity</text:p>
                <text:p text:style-name="P8"/>
              </text:list-item>
            </text:list>
          </text:list-item>
          <text:list-item>
            <text:p text:style-name="P8">CustomMode2</text:p>
            <text:list>
              <text:list-item>
                <text:p text:style-name="P9">SampleTimeFine</text:p>
              </text:list-item>
              <text:list-item>
                <text:p text:style-name="P7">Euler_X</text:p>
              </text:list-item>
              <text:list-item>
                <text:p text:style-name="P7">Euler_Y</text:p>
              </text:list-item>
              <text:list-item>
                <text:p text:style-name="P7">Euler_Z</text:p>
              </text:list-item>
              <text:list-item>
                <text:p text:style-name="P7">FreeAcc_X</text:p>
              </text:list-item>
              <text:list-item>
                <text:p text:style-name="P7">FreeAcc_Y</text:p>
              </text:list-item>
              <text:list-item>
                <text:p text:style-name="P7">FreeAcc_Z</text:p>
              </text:list-item>
              <text:list-item>
                <text:p text:style-name="P11">Magnetic field</text:p>
                <text:p text:style-name="P11"/>
              </text:list-item>
            </text:list>
          </text:list-item>
          <text:list-item>
            <text:p text:style-name="P11">CustomMode3</text:p>
            <text:list>
              <text:list-item>
                <text:p text:style-name="P11">SampleTimeFine</text:p>
              </text:list-item>
              <text:list-item>
                <text:p text:style-name="P7">Quat_W</text:p>
              </text:list-item>
              <text:list-item>
                <text:p text:style-name="P7">Quat_X</text:p>
              </text:list-item>
              <text:list-item>
                <text:p text:style-name="P7">Quat_Y</text:p>
              </text:list-item>
              <text:list-item>
                <text:p text:style-name="P7">Quat_Z</text:p>
              </text:list-item>
              <text:list-item>
                <text:p text:style-name="P11">Angular velocity</text:p>
                <text:p text:style-name="P11"/>
              </text:list-item>
            </text:list>
          </text:list-item>
          <text:list-item>
            <text:p text:style-name="P11">CustomMode4</text:p>
            <text:list>
              <text:list-item>
                <text:p text:style-name="P11">SampleTimeFine</text:p>
              </text:list-item>
              <text:list-item>
                <text:p text:style-name="P7">Quat_W</text:p>
              </text:list-item>
              <text:list-item>
                <text:p text:style-name="P7">Quat_X</text:p>
              </text:list-item>
              <text:list-item>
                <text:p text:style-name="P7">Quat_Y</text:p>
              </text:list-item>
              <text:list-item>
                <text:p text:style-name="P7">Quat_Z</text:p>
              </text:list-item>
              <text:list-item>
                <text:p text:style-name="P10">dq_<text:span text:style-name="T6">W</text:span></text:p>
              </text:list-item>
              <text:list-item>
                <text:p text:style-name="P10">dq_<text:span text:style-name="T6">X</text:span></text:p>
              </text:list-item>
              <text:list-item>
                <text:p text:style-name="P10">dq_<text:span text:style-name="T6">Y</text:span></text:p>
              </text:list-item>
              <text:list-item>
                <text:p text:style-name="P10">dq_<text:span text:style-name="T6">Z</text:span></text:p>
              </text:list-item>
              <text:list-item>
                <text:p text:style-name="P10">dv<text:span text:style-name="T6">[1]</text:span></text:p>
              </text:list-item>
              <text:list-item>
                <text:p text:style-name="P10">dv<text:span text:style-name="T6">[2]</text:span></text:p>
              </text:list-item>
              <text:list-item>
                <text:p text:style-name="P10">dv<text:span text:style-name="T6">[3]</text:span></text:p>
              </text:list-item>
              <text:list-item>
                <text:p text:style-name="P11">Angular velocity</text:p>
              </text:list-item>
              <text:list-item>
                <text:p text:style-name="P11">Acceleration</text:p>
              </text:list-item>
              <text:list-item>
                <text:p text:style-name="P11">Magnetic field</text:p>
              </text:list-item>
              <text:list-item>
                <text:p text:style-name="P11">Status</text:p>
                <text:p text:style-name="P11"/>
              </text:list-item>
            </text:list>
          </text:list-item>
          <text:list-item>
            <text:p text:style-name="P11">CustomMode5</text:p>
            <text:list>
              <text:list-item>
                <text:p text:style-name="P11">SampleTimeFine</text:p>
              </text:list-item>
              <text:list-item>
                <text:p text:style-name="P7">Quat_W</text:p>
              </text:list-item>
              <text:list-item>
                <text:p text:style-name="P7">Quat_X</text:p>
              </text:list-item>
              <text:list-item>
                <text:p text:style-name="P7">Quat_Y</text:p>
              </text:list-item>
              <text:list-item>
                <text:p text:style-name="P7">Quat_Z</text:p>
              </text:list-item>
              <text:list-item>
                <text:p text:style-name="P11">Acceleration</text:p>
              </text:list-item>
              <text:list-item>
                <text:p text:style-name="P11">Angular velocity</text:p>
              </text:list-item>
            </text:list>
          </text:list-item>
        </text:list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9:27:15.142814414</meta:creation-date>
    <dc:date>2025-04-29T13:31:08.234832762</dc:date>
    <meta:editing-duration>PT58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77" meta:word-count="397" meta:character-count="1887" meta:non-whitespace-character-count="1824"/>
  </office:meta>
</office:document-meta>
</file>